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09b" officeooo:paragraph-rsid="000ca09b"/>
    </style:style>
    <style:style style:name="P2" style:family="paragraph" style:parent-style-name="Standard">
      <style:text-properties officeooo:rsid="000ca09b" officeooo:paragraph-rsid="000db1b7"/>
    </style:style>
    <style:style style:name="T1" style:family="text">
      <style:text-properties officeooo:rsid="000ca09b"/>
    </style:style>
    <style:style style:name="T2" style:family="text">
      <style:text-properties officeooo:rsid="000db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1">DBT <text:s/>ASSIGNMENT-3</text:span></text:p>
      <text:p text:style-name="Standard"/>
      <text:p text:style-name="P1">1) Does ANSI recognize the data type DATE?</text:p>
      <text:p text:style-name="P1">Ans- <text:span text:style-name="T2">No,It does not recognize data type Date</text:span></text:p>
      <text:p text:style-name="P1"/>
      <text:p text:style-name="P1"/>
      <text:p text:style-name="P1"/>
      <text:p text:style-name="P1"/>
      <text:p text:style-name="P1">2) Which subdivision of SQL is used to insert values in tables?</text:p>
      <text:p text:style-name="P2">Ans- <text:span text:style-name="T2">DML (Data Manipulation Language) subdivision </text:span>is used to insert 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7:12.253273693</meta:creation-date>
    <dc:date>2023-09-13T23:38:12.533126994</dc:date>
    <meta:editing-duration>PT6M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5" meta:word-count="43" meta:character-count="304" meta:non-whitespace-character-count="212"/>
  </office:meta>
</office:document-meta>
</file>